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Mono1" svg:font-family="'Noto Sans Mono'"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eae" officeooo:paragraph-rsid="0021b8f6"/>
    </style:style>
    <style:style style:name="P2" style:family="paragraph" style:parent-style-name="Standard">
      <style:text-properties officeooo:rsid="0021c015" officeooo:paragraph-rsid="0021c015"/>
    </style:style>
    <style:style style:name="P3" style:family="paragraph" style:parent-style-name="Standard">
      <style:text-properties officeooo:rsid="00236c6a" officeooo:paragraph-rsid="00236c6a"/>
    </style:style>
    <style:style style:name="P4" style:family="paragraph" style:parent-style-name="Standard">
      <style:text-properties officeooo:rsid="0023b269" officeooo:paragraph-rsid="0023b269"/>
    </style:style>
    <style:style style:name="P5" style:family="paragraph" style:parent-style-name="Standard">
      <style:text-properties officeooo:rsid="001f7eae" officeooo:paragraph-rsid="0021b8f6"/>
    </style:style>
    <style:style style:name="P6" style:family="paragraph" style:parent-style-name="Standard">
      <style:text-properties fo:font-weight="bold" officeooo:rsid="0021c015" officeooo:paragraph-rsid="0021c015" style:font-weight-asian="bold" style:font-weight-complex="bold"/>
    </style:style>
    <style:style style:name="P7" style:family="paragraph" style:parent-style-name="Standard">
      <style:text-properties fo:font-weight="normal" officeooo:rsid="0040ccf0" officeooo:paragraph-rsid="0040ccf0" style:font-weight-asian="normal" style:font-weight-complex="normal"/>
    </style:style>
    <style:style style:name="P8" style:family="paragraph" style:parent-style-name="Standard">
      <style:text-properties officeooo:rsid="00236c6a" officeooo:paragraph-rsid="0021c015"/>
    </style:style>
    <style:style style:name="P9" style:family="paragraph" style:parent-style-name="Standard">
      <style:text-properties fo:font-size="10.5pt" officeooo:rsid="001bd70c" officeooo:paragraph-rsid="001bd70c" style:font-size-asian="10.5pt" style:font-size-complex="10.5pt"/>
    </style:style>
    <style:style style:name="P10" style:family="paragraph" style:parent-style-name="Standard">
      <style:text-properties fo:font-size="10.5pt" officeooo:rsid="001f7eae" officeooo:paragraph-rsid="001f7eae" style:font-size-asian="10.5pt" style:font-size-complex="10.5pt"/>
    </style:style>
    <style:style style:name="P11" style:family="paragraph" style:parent-style-name="Standard">
      <style:text-properties fo:font-size="10.5pt" officeooo:rsid="001f7eae" officeooo:paragraph-rsid="0021b8f6" style:font-size-asian="10.5pt" style:font-size-complex="10.5pt"/>
    </style:style>
    <style:style style:name="P12" style:family="paragraph" style:parent-style-name="Standard" style:list-style-name="L1">
      <style:text-properties fo:font-size="10.5pt" officeooo:rsid="001f7eae" officeooo:paragraph-rsid="0021b8f6" style:font-size-asian="10.5pt" style:font-size-complex="10.5pt"/>
    </style:style>
    <style:style style:name="P13" style:family="paragraph" style:parent-style-name="Standard" style:list-style-name="L1">
      <style:text-properties fo:font-size="10.5pt" officeooo:rsid="001f7eae" officeooo:paragraph-rsid="001f7eae" style:font-size-asian="10.5pt" style:font-size-complex="10.5pt"/>
    </style:style>
    <style:style style:name="P14" style:family="paragraph" style:parent-style-name="Standard">
      <style:text-properties fo:font-size="10.5pt" officeooo:paragraph-rsid="00329c16" style:font-size-asian="10.5pt" style:font-size-complex="10.5pt"/>
    </style:style>
    <style:style style:name="P15" style:family="paragraph" style:parent-style-name="Standard">
      <style:text-properties fo:font-size="10.5pt" officeooo:rsid="00236c6a" officeooo:paragraph-rsid="00236c6a" style:font-size-asian="10.5pt" style:font-size-complex="10.5pt"/>
    </style:style>
    <style:style style:name="P16" style:family="paragraph" style:parent-style-name="Standard">
      <style:text-properties fo:font-size="10.5pt" officeooo:rsid="0023b269" officeooo:paragraph-rsid="0023b269" style:font-size-asian="10.5pt" style:font-size-complex="10.5pt"/>
    </style:style>
    <style:style style:name="P17" style:family="paragraph" style:parent-style-name="Standard">
      <style:text-properties fo:font-size="10.5pt" fo:font-weight="bold" officeooo:rsid="001bd70c" officeooo:paragraph-rsid="001bd70c" style:font-size-asian="10.5pt" style:font-weight-asian="bold" style:font-size-complex="10.5pt" style:font-weight-complex="bold"/>
    </style:style>
    <style:style style:name="P18" style:family="paragraph" style:parent-style-name="Standard">
      <style:text-properties fo:font-size="10.5pt" fo:font-weight="bold" officeooo:rsid="0021b8f6" officeooo:paragraph-rsid="0021b8f6" style:font-size-asian="10.5pt" style:font-weight-asian="bold" style:font-size-complex="10.5pt" style:font-weight-complex="bold"/>
    </style:style>
    <style:style style:name="P19" style:family="paragraph" style:parent-style-name="Standard">
      <style:text-properties fo:font-size="10.5pt" fo:font-weight="bold" officeooo:rsid="0021c015" officeooo:paragraph-rsid="002c8d0c" style:font-size-asian="10.5pt" style:font-weight-asian="bold" style:font-size-complex="10.5pt" style:font-weight-complex="bold"/>
    </style:style>
    <style:style style:name="P20" style:family="paragraph" style:parent-style-name="Standard">
      <style:text-properties fo:font-size="10.5pt" fo:font-weight="bold" officeooo:rsid="0023b269" officeooo:paragraph-rsid="0023b269" style:font-size-asian="10.5pt" style:font-weight-asian="bold" style:font-size-complex="10.5pt" style:font-weight-complex="bold"/>
    </style:style>
    <style:style style:name="P21" style:family="paragraph" style:parent-style-name="Standard">
      <style:text-properties fo:font-size="10.5pt" style:text-underline-style="none" fo:font-weight="normal" officeooo:rsid="0032e0f0" officeooo:paragraph-rsid="0032e0f0" style:font-size-asian="10.5pt" style:font-weight-asian="normal" style:font-size-complex="10.5pt" style:font-weight-complex="normal"/>
    </style:style>
    <style:style style:name="P22" style:family="paragraph" style:parent-style-name="Standard">
      <style:text-properties fo:font-size="10.5pt" style:text-underline-style="none" fo:font-weight="normal" officeooo:rsid="00430fe5" officeooo:paragraph-rsid="00430fe5" style:font-size-asian="10.5pt" style:font-weight-asian="normal" style:font-size-complex="10.5pt" style:font-weight-complex="normal"/>
    </style:style>
    <style:style style:name="P23" style:family="paragraph" style:parent-style-name="Standard">
      <style:text-properties fo:font-size="10.5pt" style:text-underline-style="none" fo:font-weight="normal" officeooo:rsid="00329c16" officeooo:paragraph-rsid="00329c16" style:font-size-asian="10.5pt" style:font-weight-asian="normal" style:font-size-complex="10.5pt" style:font-weight-complex="normal"/>
    </style:style>
    <style:style style:name="P24" style:family="paragraph" style:parent-style-name="Standard">
      <style:text-properties fo:font-size="10.5pt" style:text-underline-style="none" fo:font-weight="normal" officeooo:rsid="002c8d0c" officeooo:paragraph-rsid="0040ccf0" style:font-size-asian="10.5pt" style:font-weight-asian="normal" style:font-size-complex="10.5pt" style:font-weight-complex="normal"/>
    </style:style>
    <style:style style:name="P25" style:family="paragraph" style:parent-style-name="Standard">
      <style:text-properties fo:font-size="10.5pt" style:text-underline-style="none" fo:font-weight="normal" officeooo:rsid="002c8d0c" officeooo:paragraph-rsid="002c8d0c" style:font-size-asian="10.5pt" style:font-weight-asian="normal" style:font-size-complex="10.5pt" style:font-weight-complex="normal"/>
    </style:style>
    <style:style style:name="P26" style:family="paragraph" style:parent-style-name="Standard" style:list-style-name="L3">
      <style:text-properties fo:font-size="10.5pt" style:text-underline-style="none" officeooo:rsid="0025b210" officeooo:paragraph-rsid="0025b210" style:font-size-asian="10.5pt" style:font-size-complex="10.5pt"/>
    </style:style>
    <style:style style:name="P27" style:family="paragraph" style:parent-style-name="Standard" style:list-style-name="L3">
      <style:text-properties fo:font-size="10.5pt" style:text-underline-style="none" officeooo:rsid="002a2968" officeooo:paragraph-rsid="002a2968" style:font-size-asian="10.5pt" style:font-size-complex="10.5pt"/>
    </style:style>
    <style:style style:name="P28" style:family="paragraph" style:parent-style-name="Standard" style:list-style-name="L3">
      <style:text-properties fo:font-size="10.5pt" style:text-underline-style="none" officeooo:rsid="002c39d9" officeooo:paragraph-rsid="002c39d9" style:font-size-asian="10.5pt" style:font-size-complex="10.5pt"/>
    </style:style>
    <style:style style:name="P29" style:family="paragraph" style:parent-style-name="Standard" style:list-style-name="L2">
      <style:text-properties fo:font-size="10.5pt" style:text-underline-style="solid" style:text-underline-width="auto" style:text-underline-color="font-color" fo:font-weight="normal" officeooo:rsid="002c8d0c" officeooo:paragraph-rsid="002c8d0c" style:font-size-asian="10.5pt" style:font-weight-asian="normal" style:font-size-complex="10.5pt" style:font-weight-complex="normal"/>
    </style:style>
    <style:style style:name="P30" style:family="paragraph" style:parent-style-name="Standard">
      <style:text-properties fo:font-size="10.5pt" style:text-underline-style="solid" style:text-underline-width="auto" style:text-underline-color="font-color" fo:font-weight="normal" officeooo:rsid="002c8d0c" officeooo:paragraph-rsid="002c8d0c" style:font-size-asian="10.5pt" style:font-weight-asian="normal" style:font-size-complex="10.5pt" style:font-weight-complex="normal"/>
    </style:style>
    <style:style style:name="P31" style:family="paragraph" style:parent-style-name="Standard" style:list-style-name="L3">
      <style:text-properties fo:font-size="10.5pt" style:text-underline-style="solid" style:text-underline-width="auto" style:text-underline-color="font-color" officeooo:rsid="0025b210" officeooo:paragraph-rsid="0025b210" style:font-size-asian="10.5pt" style:font-size-complex="10.5pt"/>
    </style:style>
    <style:style style:name="P32" style:family="paragraph" style:parent-style-name="Standard">
      <style:text-properties fo:font-size="10.5pt" fo:font-weight="normal" officeooo:rsid="0040ccf0" officeooo:paragraph-rsid="0040ccf0" style:font-size-asian="10.5pt" style:font-weight-asian="normal" style:font-size-complex="10.5pt" style:font-weight-complex="normal"/>
    </style:style>
    <style:style style:name="P33" style:family="paragraph">
      <style:text-properties fo:color="#000000"/>
    </style:style>
    <style:style style:name="P34" style:family="paragraph">
      <loext:graphic-properties draw:fill="solid" draw:fill-color="#cccccc"/>
      <style:text-properties fo:color="#000000"/>
    </style:style>
    <style:style style:name="P35" style:family="paragraph">
      <loext:graphic-properties draw:fill="solid" draw:fill-color="#dddddd"/>
    </style:style>
    <style:style style:name="P36" style:family="paragraph">
      <loext:graphic-properties draw:fill="solid" draw:fill-color="#cccccc"/>
      <style:text-properties style:font-name="Noto Sans Mono" fo:font-size="10pt" style:font-size-asian="10pt" style:font-size-complex="10pt"/>
    </style:style>
    <style:style style:name="T1" style:family="text">
      <style:text-properties officeooo:rsid="001fbefc"/>
    </style:style>
    <style:style style:name="T2" style:family="text">
      <style:text-properties officeooo:rsid="0021b8f6"/>
    </style:style>
    <style:style style:name="T3" style:family="text">
      <style:text-properties officeooo:rsid="00278b4e"/>
    </style:style>
    <style:style style:name="T4" style:family="text">
      <style:text-properties officeooo:rsid="00287ba6"/>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underline-style="none" fo:font-weight="normal" officeooo:rsid="00329c16" style:font-weight-asian="normal" style:font-weight-complex="normal"/>
    </style:style>
    <style:style style:name="T7" style:family="text">
      <style:text-properties style:text-underline-style="none" fo:font-weight="normal" officeooo:rsid="0036af5c" style:font-weight-asian="normal" style:font-weight-complex="normal"/>
    </style:style>
    <style:style style:name="T8" style:family="text">
      <style:text-properties style:text-underline-style="none" fo:font-weight="normal" officeooo:rsid="003de93f" style:font-weight-asian="normal" style:font-weight-complex="normal"/>
    </style:style>
    <style:style style:name="T9" style:family="text">
      <style:text-properties officeooo:rsid="0034d70d"/>
    </style:style>
    <style:style style:name="T10" style:family="text">
      <style:text-properties officeooo:rsid="00430fe5"/>
    </style:style>
    <style:style style:name="T11" style:family="text">
      <style:text-properties fo:font-size="10.5pt" style:font-size-asian="10.5pt" style:font-size-complex="10.5pt"/>
    </style:style>
    <style:style style:name="T12" style:family="text">
      <style:text-properties fo:color="#000000" fo:font-size="10.5pt" style:font-size-asian="9pt" style:font-size-complex="10.5pt"/>
    </style:style>
    <style:style style:name="T13" style:family="text">
      <style:text-properties fo:font-size="10.5pt" style:font-size-asian="9pt" style:font-size-complex="10.5pt"/>
    </style:style>
    <style:style style:name="T14" style:family="text">
      <style:text-properties fo:color="#666666" style:font-name="Noto Sans Mono" fo:font-size="8pt" style:font-size-asian="8pt" style:font-size-complex="8pt"/>
    </style:style>
    <style:style style:name="T15" style:family="text">
      <style:text-properties fo:color="#000000" style:font-name="Noto Sans Mono" fo:font-size="8pt" style:font-size-asian="8pt" style:font-size-complex="8pt"/>
    </style:style>
    <style:style style:name="T16" style:family="text">
      <style:text-properties fo:color="#b00040" style:font-name="Noto Sans Mono" fo:font-size="8pt" style:font-size-asian="8pt" style:font-size-complex="8pt"/>
    </style:style>
    <style:style style:name="T17" style:family="text">
      <style:text-properties fo:color="#008000" style:font-name="Noto Sans Mono" fo:font-size="8pt" style:font-size-asian="8pt" style:font-size-complex="8pt"/>
    </style:style>
    <style:style style:name="T18" style:family="text">
      <style:text-properties fo:color="#000000" style:font-name="Noto Sans Mono" fo:font-size="10pt" style:font-size-asian="10pt" style:font-size-complex="10pt"/>
    </style:style>
    <style:style style:name="T19" style:family="text">
      <style:text-properties fo:color="#bc7a00" style:font-name="Noto Sans Mono" fo:font-size="8pt" style:font-size-asian="8pt" style:font-size-complex="8pt"/>
    </style:style>
    <style:style style:name="T20" style:family="text">
      <style:text-properties fo:color="#408080" style:font-name="Noto Sans Mono" fo:font-size="8pt" style:font-size-asian="8pt" style:font-size-complex="8pt"/>
    </style:style>
    <style:style style:name="T21" style:family="text">
      <style:text-properties fo:color="#0000ff" style:font-name="Noto Sans Mono" fo:font-size="8pt" style:font-size-asian="8pt" style:font-size-complex="8pt"/>
    </style:style>
    <style:style style:name="T22" style:family="text">
      <style:text-properties fo:color="#ba2121" style:font-name="Noto Sans Mono" fo:font-size="8pt" style:font-size-asian="8pt" style:font-size-complex="8pt"/>
    </style:style>
    <style:style style:name="T23" style:family="text">
      <style:text-properties fo:color="#bb6622" style:font-name="Noto Sans Mono" fo:font-size="8pt" style:font-size-asian="8pt" style:font-size-complex="8pt"/>
    </style:style>
    <style:style style:name="T24" style:family="text">
      <style:text-properties fo:color="#008000" style:font-name="Noto Sans Mono" fo:font-size="8pt" fo:font-weight="normal" style:font-size-asian="8pt" style:font-weight-asian="normal" style:font-size-complex="8pt" style:font-weight-complex="normal"/>
    </style:style>
    <style:style style:name="T25" style:family="text">
      <style:text-properties fo:color="#000000" style:font-name="Noto Sans Mono" fo:font-size="8pt" fo:font-weight="normal" style:font-size-asian="8pt" style:font-weight-asian="normal" style:font-size-complex="8pt" style:font-weight-complex="normal"/>
    </style:style>
    <style:style style:name="T26" style:family="text">
      <style:text-properties fo:color="#666666" style:font-name="Noto Sans Mono" fo:font-size="8pt" fo:font-weight="normal" style:font-size-asian="8pt" style:font-weight-asian="normal" style:font-size-complex="8pt" style:font-weight-complex="normal"/>
    </style:style>
    <style:style style:name="T27" style:family="text">
      <style:text-properties fo:color="#408080" style:font-name="Noto Sans Mono" fo:font-size="8pt" fo:font-weight="normal" style:font-size-asian="8pt" style:font-weight-asian="normal" style:font-size-complex="8pt" style:font-weight-complex="normal"/>
    </style:style>
    <style:style style:name="T28" style:family="text">
      <style:text-properties fo:color="#ba2121" style:font-name="Noto Sans Mono" fo:font-size="8pt" fo:font-weight="normal" style:font-size-asian="8pt" style:font-weight-asian="normal" style:font-size-complex="8pt" style:font-weight-complex="normal"/>
    </style:style>
    <style:style style:name="T29" style:family="text">
      <style:text-properties fo:color="#bb6622" style:font-name="Noto Sans Mono" fo:font-size="8pt" fo:font-weight="normal" style:font-size-asian="8pt" style:font-weight-asian="normal" style:font-size-complex="8pt"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cccccc" fo:min-height="2.7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2.8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fo:min-height="1.6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ccccc" fo:min-height="3.16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ο Σετ Ασκήσεων Κ22</text:p>
      <text:p text:style-name="P9">ΘΩΜΟΠΟΥΛΟΣ ΙΩΑΝΝΗΣ – 1115201600050 – sdi1600050</text:p>
      <text:p text:style-name="P9"/>
      <text:p text:style-name="P17">Πρόβλημα1:</text:p>
      <text:p text:style-name="P9"><draw:frame text:anchor-type="paragraph" draw:z-index="0" draw:name="Shape1" draw:style-name="gr1" draw:text-style-name="P34" svg:width="1.9732in" svg:height="2.8579in" svg:x="1.1339in" svg:y="0.0992in"><draw:text-box><text:p text:style-name="P33"><text:span text:style-name="T12">Reader::</text:span></text:p><text:p text:style-name="P33"><text:span text:style-name="T12"><text:tab/></text:span><text:span text:style-name="T12">P(wrt_waiting)</text:span></text:p><text:p text:style-name="P33"><text:span text:style-name="T12"><text:tab/></text:span><text:span text:style-name="T12">P(mutex)</text:span></text:p><text:p text:style-name="P33"><text:span text:style-name="T12"><text:tab/></text:span><text:span text:style-name="T12">readcount++</text:span></text:p><text:p text:style-name="P33"><text:span text:style-name="T12"><text:tab/></text:span><text:span text:style-name="T12">if (readcount == 1)</text:span></text:p><text:p text:style-name="P33"><text:span text:style-name="T12"><text:tab/></text:span><text:span text:style-name="T12"><text:tab/></text:span><text:span text:style-name="T12"><text:tab/></text:span><text:span text:style-name="T12">P(wrt)</text:span></text:p><text:p text:style-name="P33"><text:span text:style-name="T12"><text:tab/></text:span><text:span text:style-name="T12">V(wrt_waiting)</text:span></text:p><text:p text:style-name="P33"><text:span text:style-name="T12"><text:tab/></text:span><text:span text:style-name="T12">V(mutex)</text:span></text:p><text:p text:style-name="P33"><text:span text:style-name="T12"><text:tab/></text:span><text:span text:style-name="T12">…</text:span></text:p><text:p text:style-name="P33"><text:span text:style-name="T12"><text:tab/></text:span><text:span text:style-name="T12">reading resource</text:span></text:p><text:p text:style-name="P33"><text:span text:style-name="T12"><text:tab/></text:span><text:span text:style-name="T12">…</text:span></text:p><text:p text:style-name="P33"><text:span text:style-name="T12"><text:tab/></text:span><text:span text:style-name="T12">P(mutex)</text:span></text:p><text:p text:style-name="P33"><text:span text:style-name="T12"><text:tab/></text:span><text:span text:style-name="T12">readcount--</text:span></text:p><text:p text:style-name="P33"><text:span text:style-name="T12"><text:tab/></text:span><text:span text:style-name="T12">if (readcount == 0)</text:span></text:p><text:p text:style-name="P33"><text:span text:style-name="T12"><text:tab/></text:span><text:span text:style-name="T12"><text:tab/></text:span><text:span text:style-name="T12"><text:tab/></text:span><text:span text:style-name="T12">V(wrt)</text:span></text:p><text:p text:style-name="P33"><text:span text:style-name="T12"><text:tab/></text:span><text:span text:style-name="T12">V(mutex)</text:span></text:p><text:p text:style-name="P33"><text:span text:style-name="T12"><text:tab/></text:span></text:p></draw:text-box></draw:frame><draw:frame text:anchor-type="paragraph" draw:z-index="1" draw:name="Shape2" draw:style-name="gr2" draw:text-style-name="P35" svg:width="2.0531in" svg:height="2.8862in" svg:x="3.9272in" svg:y="0.0992in"><draw:text-box><text:p><text:span text:style-name="T13">Writer::</text:span></text:p><text:p><text:span text:style-name="T13"><text:tab/></text:span><text:span text:style-name="T13">P(wrt_waiting)</text:span></text:p><text:p><text:span text:style-name="T13"><text:tab/></text:span><text:span text:style-name="T13">P(wrt)</text:span></text:p><text:p><text:span text:style-name="T13"><text:tab/></text:span><text:span text:style-name="T13">V(wrt_waiting)</text:span></text:p><text:p><text:span text:style-name="T13"><text:tab/></text:span><text:span text:style-name="T13">…</text:span></text:p><text:p><text:span text:style-name="T13"><text:tab/></text:span><text:span text:style-name="T13">writing/updating </text:span><text:span text:style-name="T13">resource</text:span></text:p><text:p><text:span text:style-name="T13"><text:tab/></text:span><text:span text:style-name="T13">…</text:span></text:p><text:p><text:span text:style-name="T13"><text:tab/></text:span><text:span text:style-name="T13">V(wrt)</text:span></text:p></draw:text-box></draw:frame><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Υποθέσεις: </text:p>
      <text:list xml:id="list458543839" text:style-name="L1">
        <text:list-item>
          <text:p text:style-name="P12"><text:span text:style-name="T2">Τ</text:span>ο V επανεκκινεί τις blocked διεργασίες χρησιμοποιώντας μια ουρά (FIFO).</text:p>
        </text:list-item>
        <text:list-item>
          <text:p text:style-name="P13">Το wrt_waiting αρχικοποιείται με 1.</text:p>
        </text:list-item>
      </text:list>
      <text:p text:style-name="P10"/>
      <text:p text:style-name="P11">Έστω ότι έρχεται πρώτα ένας reader. Στέλνοντας P στο wrt_waiting, συνεχίζει την εκτέλεσή του και αυξάνει το readcount κατά 1. Τότε, στέλνει P στο wrt που σημαίνει ότι δεν μπορεί να μπει writer όσο δεν έχει σταλεί V στο wrt, άρα οι readers έχουν αποκλειστικά προσπέλαση στο αρχείο. Πριν προλάβει ο πρώτος reader να εξέλθει από το πρώτο CS του, δηλαδή να στείλει τα 2 V σήματα, εμφανίζεται νέος reader. Αυτός <text:span text:style-name="T2">στέλνει P στο wrt_waiting και μπλοκάρει γιατί ο πρώτος reader δεν έχει στείλει V</text:span>.</text:p>
      <text:p text:style-name="P11">Την ίδια στιγμή εμφανίζεται και ένας writer. <text:span text:style-name="T2">Κι α</text:span>υτός στέλνει P στο wrt_waiting και περιμένει.</text:p>
      <text:p text:style-name="P11">Η εκτέλεση επανέρχεται στη μόνη διεργασία που είναι active, δηλαδή στον πρώτο reader.</text:p>
      <text:p text:style-name="P11">Αυτός στέλνει <text:span text:style-name="T1">V στο wrt_waiting το οποίο ενεργοποιεί τον 2ο reader. Στέλνει, επίσης και V στο mutex, και ξεκινάει το διάβασμα. Ο 2ος reader, έχοντας ενεργοποιηθεί εκ νέου, αυξάνει το readcount κατά 1 και στέλνει V στο wrt waiting. Τότε ενεργοποιείται ο writer και στέλνει P στο wrt, του οποίου τον έλεγχο έχουν οι readers, άρα μπλοκάρει. Τώρα, οι 2 readers διαβάζουν και ο writer περιμένει το wrt έχοντας, όμως, στείλει P στο wrt_waiting. Στο ενδιάμεσο, εμφανίζεται 3ος reader. Αυτός στέλνει P στο wrt_waiting και μπλοκάρει καθώς ο writer που έχει στείλει τελευταίος P στο wrt_waiting δεν έχει στείλει ακομα V. Η εκτέλεση των 2 readers συνεχίζει και τελειώνει με τον τελευταίο εκ των 2 να στέλνει V στο wrt, που σημαίνει ότι ο writer ενεργοποιείται και παίρνει τον έλεγχο του αρχείου στέλνοντας P στο wrt. Έπειτα, στέλνει V στο wrt_waiting, άρα ο 3ος reader που έχει έρθει ενεργοποιείται, αυξάνει το readcount και μπλοκάρει στο P(wrt), καθώς ο writer εργάζεται. Επομένως, λύθηκε το πρόβλημα της “πείνας”, αφού ήρθε reader μετά από writer την ώρα που το αρχείο διαβαζόταν από αλλους readers, αλλά αυτός περίμενε ώστε ο writer να εργαστεί πρώτος, δηλαδή με την σειρά που ήρθαν οι διεργασίες.</text:span></text:p>
      <text:p text:style-name="P1"/>
      <text:p text:style-name="P1"/>
      <text:p text:style-name="P1"/>
      <text:p text:style-name="P1"/>
      <text:p text:style-name="P1"/>
      <text:p text:style-name="P1"/>
      <text:p text:style-name="P1"/>
      <text:p text:style-name="P1"/>
      <text:p text:style-name="P1"/>
      <text:p text:style-name="P1"/>
      <text:p text:style-name="P18"><text:soft-page-break/>Πρόβλημα 2:</text:p>
      <text:p text:style-name="P21">(<text:span text:style-name="T10">CS in: χρόνος που χρειάζεται για να βγει μια διεργασία από το ready queue και να αρχίσει να τρέχει</text:span>)</text:p>
      <text:p text:style-name="P22">(CS out: χρόνος για να σταματήσει να τρέχει μια διεργασία και να μπει στο ready queue)</text:p>
      <text:list xml:id="list2718641835" text:style-name="L2">
        <text:list-item>
          <text:p text:style-name="P29">FIFO:</text:p>
        </text:list-item>
      </text:list>
      <text:p text:style-name="P23"><draw:frame draw:style-name="fr1" draw:name="Object1" text:anchor-type="char" svg:x="-0.3402in" svg:y="0.0756in" svg:width="3.8181in" svg:height="2.1472in" draw:z-index="4"><draw:object xlink:href="./Object 1" xlink:type="simple" xlink:show="embed" xlink:actuate="onLoad"/><draw:image xlink:href="./ObjectReplacements/Object 1" xlink:type="simple" xlink:show="embed" xlink:actuate="onLoad"/></draw:frame><draw:frame draw:style-name="fr1" draw:name="Object2" text:anchor-type="char" svg:x="3.6028in" svg:y="0.1189in" svg:width="3.7083in" svg:height="2.0862in" draw:z-index="5"><draw:object xlink:href="./Object 2" xlink:type="simple" xlink:show="embed" xlink:actuate="onLoad"/><draw:image xlink:href="./ObjectReplacements/Object 2" xlink:type="simple" xlink:show="embed" xlink:actuate="onLoad"/></draw:frame></text:p>
      <text:p text:style-name="P23"/>
      <text:p text:style-name="P14"/>
      <text:p text:style-name="P14"><text:span text:style-name="T6"><text:tab/>Μέσος χρόνος ολοκλήρωσης: </text:span><text:span text:style-name="T8">28</text:span><text:span text:style-name="T7">,6</text:span><text:span text:style-name="T6"> msec</text:span></text:p>
      <text:list xml:id="list164808263462530" text:continue-numbering="true" text:style-name="L2">
        <text:list-item>
          <text:p text:style-name="P29">Optimal:</text:p>
        </text:list-item>
      </text:list>
      <text:p text:style-name="P30"><draw:frame draw:style-name="fr1" draw:name="Object3" text:anchor-type="char" svg:x="-0.3126in" svg:y="0.0457in" svg:width="3.7083in" svg:height="2.0854in" draw:z-index="6"><draw:object xlink:href="./Object 3" xlink:type="simple" xlink:show="embed" xlink:actuate="onLoad"/><draw:image xlink:href="./ObjectReplacements/Object 3" xlink:type="simple" xlink:show="embed" xlink:actuate="onLoad"/></draw:frame><draw:frame draw:style-name="fr1" draw:name="Object4" text:anchor-type="char" svg:x="3.5272in" svg:y="0.002in" svg:width="3.7472in" svg:height="2.1075in" draw:z-index="7"><draw:object xlink:href="./Object 4" xlink:type="simple" xlink:show="embed" xlink:actuate="onLoad"/><draw:image xlink:href="./ObjectReplacements/Object 4" xlink:type="simple" xlink:show="embed" xlink:actuate="onLoad"/></draw:frame></text:p>
      <text:p text:style-name="P30"/>
      <text:p text:style-name="P25"/>
      <text:p text:style-name="P24"/>
      <text:p text:style-name="P24"/>
      <text:p text:style-name="P24"/>
      <text:p text:style-name="P24"/>
      <text:p text:style-name="P24"/>
      <text:p text:style-name="P24"/>
      <text:p text:style-name="P24"><text:span text:style-name="T9">Μέσος χρόνος ολοκλήρωσης: 21,8 msec</text:span></text:p>
      <text:p text:style-name="P24"/>
      <text:list xml:id="list164808370456911" text:continue-numbering="true" text:style-name="L2">
        <text:list-item>
          <text:p text:style-name="P29"><draw:frame draw:style-name="fr2" draw:name="Object6" text:anchor-type="paragraph" svg:x="3.7146in" svg:y="0.148in" svg:width="3.639in" svg:height="2.0465in" draw:z-index="9"><draw:object xlink:href="./Object 6" xlink:type="simple" xlink:show="embed" xlink:actuate="onLoad"/><draw:image xlink:href="./ObjectReplacements/Object 6" xlink:type="simple" xlink:show="embed" xlink:actuate="onLoad"/></draw:frame>Round-Robin:</text:p>
        </text:list-item>
      </text:list>
      <text:p text:style-name="P19"><draw:frame draw:style-name="fr2" draw:name="Object5" text:anchor-type="paragraph" svg:x="-0.6465in" svg:y="0.0272in" svg:width="4.2866in" svg:height="2.411in" draw:z-index="8"><draw:object xlink:href="./Object 5" xlink:type="simple" xlink:show="embed" xlink:actuate="onLoad"/><draw:image xlink:href="./ObjectReplacements/Object 5" xlink:type="simple" xlink:show="embed" xlink:actuate="onLoad"/></draw:frame></text:p>
      <text:p text:style-name="P1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Μέσος χρόνος ολοκλήρωσης: 41.5 msec</text:p>
      <text:p text:style-name="P7"/>
      <text:p text:style-name="P6"><text:span text:style-name="T11"/></text:p>
      <text:p text:style-name="P6"><text:span text:style-name="T11"/></text:p>
      <text:p text:style-name="P6"><text:soft-page-break/><text:span text:style-name="T11">Πρόβλημα 3:</text:span></text:p>
      <text:p text:style-name="P2"><draw:frame text:anchor-type="paragraph" draw:z-index="2" draw:name="Shape3" draw:style-name="gr3" draw:text-style-name="P36" svg:width="6.8512in" svg:height="1.6661in" svg:x="0.0366in" svg:y="0.0772in"><draw:text-box><text:p><text:span text:style-name="T14"><text:s text:c="2"/></text:span><text:span text:style-name="T14">1</text:span><text:span text:style-name="T14"><text:tab/></text:span><text:span text:style-name="T14">|</text:span><text:span text:style-name="T15">#include </text:span><text:span text:style-name="T14">&lt;</text:span><text:span text:style-name="T15">stdio.h</text:span><text:span text:style-name="T14">&gt;</text:span></text:p><text:p><text:span text:style-name="T14"><text:s text:c="2"/></text:span><text:span text:style-name="T14">2</text:span><text:span text:style-name="T14"><text:tab/></text:span><text:span text:style-name="T14">|</text:span></text:p><text:p><text:span text:style-name="T14"><text:s text:c="2"/></text:span><text:span text:style-name="T14">3</text:span><text:span text:style-name="T14"><text:tab/></text:span><text:span text:style-name="T14">|</text:span><text:span text:style-name="T16">void</text:span><text:span text:style-name="T15"> fun() {</text:span></text:p><text:p><text:span text:style-name="T14"><text:s text:c="2"/></text:span><text:span text:style-name="T14">4</text:span><text:span text:style-name="T14"><text:tab/></text:span><text:span text:style-name="T14">|</text:span><text:span text:style-name="T15"><text:tab/></text:span><text:span text:style-name="T15">fun();</text:span></text:p><text:p><text:span text:style-name="T14"><text:s text:c="2"/></text:span><text:span text:style-name="T14">5</text:span><text:span text:style-name="T14"><text:tab/></text:span><text:span text:style-name="T14">|</text:span><text:span text:style-name="T15">}</text:span></text:p><text:p><text:span text:style-name="T14"><text:s text:c="2"/></text:span><text:span text:style-name="T14">6</text:span><text:span text:style-name="T14"><text:tab/></text:span><text:span text:style-name="T14">|</text:span></text:p><text:p><text:span text:style-name="T14"><text:s text:c="2"/></text:span><text:span text:style-name="T14">7</text:span><text:span text:style-name="T14"><text:tab/></text:span><text:span text:style-name="T14">|</text:span><text:span text:style-name="T16">int</text:span><text:span text:style-name="T15"> main(</text:span><text:span text:style-name="T16">void</text:span><text:span text:style-name="T15">) {</text:span></text:p><text:p><text:span text:style-name="T14"><text:s text:c="2"/></text:span><text:span text:style-name="T14">8</text:span><text:span text:style-name="T14"><text:tab/></text:span><text:span text:style-name="T14">|</text:span><text:span text:style-name="T15"><text:tab/></text:span><text:span text:style-name="T15">fun();</text:span></text:p><text:p><text:span text:style-name="T14"><text:s text:c="2"/></text:span><text:span text:style-name="T14">9</text:span><text:span text:style-name="T14"><text:tab/></text:span><text:span text:style-name="T14">|</text:span><text:span text:style-name="T15"><text:tab/></text:span><text:span text:style-name="T15">printf(“Exiting normally.\n”);</text:span></text:p><text:p><text:span text:style-name="T14"><text:s text:c="2"/></text:span><text:span text:style-name="T14">10</text:span><text:span text:style-name="T14"><text:tab/></text:span><text:span text:style-name="T14">|</text:span><text:span text:style-name="T15"><text:tab/></text:span><text:span text:style-name="T17">return</text:span><text:span text:style-name="T15"> </text:span><text:span text:style-name="T14">0</text:span><text:span text:style-name="T15">;</text:span></text:p><text:p><text:span text:style-name="T14"><text:s text:c="2"/></text:span><text:span text:style-name="T14">11</text:span><text:span text:style-name="T14"><text:tab/></text:span><text:span text:style-name="T14">|</text:span><text:span text:style-name="T15">}</text:span></text:p></draw:text-box></draw:frame></text:p>
      <text:p text:style-name="P2"/>
      <text:p text:style-name="P2"/>
      <text:p text:style-name="P2"/>
      <text:p text:style-name="P2"/>
      <text:p text:style-name="P2"/>
      <text:p text:style-name="P2"/>
      <text:p text:style-name="P2"/>
      <text:p text:style-name="P8"/>
      <text:p text:style-name="P15">Συμβαίνει stack overflow λόγω της συνεχούς αναδρομής που συμβαίνει με τις κλήσεις της συνάρτησης fun(), η οποία δημιουργεί συνεχώς stack frames χωρίς κάποιο από αυτά να αφαιρείται.</text:p>
      <text:p text:style-name="P3"/>
      <text:p text:style-name="P20">Πρόβλημα 4:</text:p>
      <text:p text:style-name="P4"><draw:frame text:anchor-type="paragraph" draw:z-index="3" draw:name="Shape4" draw:style-name="gr4" draw:text-style-name="P36" svg:width="6.8567in" svg:height="6.3976in" svg:x="0.0189in" svg:y="0.0165in"><draw:text-box><text:p><text:span text:style-name="T18"><text:s/></text:span><text:span text:style-name="T19">#include</text:span><text:span text:style-name="T15"> </text:span><text:span text:style-name="T20">&lt;stdio.h&gt;</text:span></text:p><text:p><text:span text:style-name="T15"><text:s/></text:span><text:span text:style-name="T19">#include</text:span><text:span text:style-name="T15"> </text:span><text:span text:style-name="T20">&lt;unistd.h&gt;</text:span></text:p><text:p><text:span text:style-name="T15"><text:s/></text:span><text:span text:style-name="T19">#include</text:span><text:span text:style-name="T15"> </text:span><text:span text:style-name="T20">&lt;stdlib.h&gt;</text:span></text:p><text:p><text:span text:style-name="T15"><text:s/></text:span><text:span text:style-name="T19">#include</text:span><text:span text:style-name="T15"> </text:span><text:span text:style-name="T20">&lt;wait.h&gt;</text:span></text:p><text:p><text:span text:style-name="T15"><text:s/></text:span></text:p><text:p><text:span text:style-name="T15"><text:s/></text:span><text:span text:style-name="T16">int</text:span><text:span text:style-name="T15"> </text:span><text:span text:style-name="T21">main</text:span><text:span text:style-name="T15">(</text:span><text:span text:style-name="T16">int</text:span><text:span text:style-name="T15"> argc, </text:span><text:span text:style-name="T16">char</text:span><text:span text:style-name="T15"> </text:span><text:span text:style-name="T14">**</text:span><text:span text:style-name="T15">argv) {</text:span></text:p><text:p><text:span text:style-name="T15"><text:s text:c="5"/></text:span><text:span text:style-name="T17">if</text:span><text:span text:style-name="T15"> (argc </text:span><text:span text:style-name="T14">&lt;</text:span><text:span text:style-name="T15"> </text:span><text:span text:style-name="T14">2</text:span><text:span text:style-name="T15">) {</text:span></text:p><text:p><text:span text:style-name="T15"><text:s text:c="9"/></text:span><text:span text:style-name="T15">printf(</text:span><text:span text:style-name="T22">"No number specified.</text:span><text:span text:style-name="T23">\n</text:span><text:span text:style-name="T22">"</text:span><text:span text:style-name="T15">);</text:span></text:p><text:p><text:span text:style-name="T15"><text:s text:c="9"/></text:span><text:span text:style-name="T15">exit(</text:span><text:span text:style-name="T14">1</text:span><text:span text:style-name="T15">);</text:span></text:p><text:p><text:span text:style-name="T15"><text:s text:c="5"/></text:span><text:span text:style-name="T15">}</text:span></text:p><text:p><text:span text:style-name="T15"><text:s/></text:span></text:p><text:p><text:span text:style-name="T15"><text:s text:c="5"/></text:span><text:span text:style-name="T16">int</text:span><text:span text:style-name="T15"> number </text:span><text:span text:style-name="T14">=</text:span><text:span text:style-name="T15"> atoi(argv[</text:span><text:span text:style-name="T14">1</text:span><text:span text:style-name="T15">]);</text:span></text:p><text:p><text:span text:style-name="T15"><text:s text:c="5"/></text:span><text:span text:style-name="T17">if</text:span><text:span text:style-name="T15"> (number </text:span><text:span text:style-name="T14">&lt;=</text:span><text:span text:style-name="T15"> </text:span><text:span text:style-name="T14">0</text:span><text:span text:style-name="T15">) {</text:span></text:p><text:p><text:span text:style-name="T15"><text:s text:c="9"/></text:span><text:span text:style-name="T15">printf(</text:span><text:span text:style-name="T22">"A positive number must be given.</text:span><text:span text:style-name="T23">\n</text:span><text:span text:style-name="T22">"</text:span><text:span text:style-name="T15">);</text:span></text:p><text:p><text:span text:style-name="T15"><text:s text:c="9"/></text:span><text:span text:style-name="T15">exit(</text:span><text:span text:style-name="T14">1</text:span><text:span text:style-name="T15">);</text:span></text:p><text:p><text:span text:style-name="T15"><text:s text:c="5"/></text:span><text:span text:style-name="T15">}</text:span></text:p><text:p><text:span text:style-name="T15"><text:s/></text:span></text:p><text:p><text:span text:style-name="T15"><text:s text:c="5"/></text:span><text:span text:style-name="T16">int</text:span><text:span text:style-name="T15"> fork_ret </text:span><text:span text:style-name="T14">=</text:span><text:span text:style-name="T15"> fork();</text:span></text:p><text:p><text:span text:style-name="T24"><text:s text:c="5"/></text:span><text:span text:style-name="T24">if</text:span><text:span text:style-name="T25"> (fork_ret </text:span><text:span text:style-name="T26">==</text:span><text:span text:style-name="T25"> </text:span><text:span text:style-name="T26">-1</text:span><text:span text:style-name="T25">) { <text:s text:c="6"/></text:span><text:span text:style-name="T27">//error</text:span></text:p><text:p><text:span text:style-name="T25"><text:s text:c="9"/></text:span><text:span text:style-name="T25">perror(</text:span><text:span text:style-name="T28">"Fork()"</text:span><text:span text:style-name="T25">);</text:span></text:p><text:p><text:span text:style-name="T25"><text:s text:c="9"/></text:span><text:span text:style-name="T25">exit(</text:span><text:span text:style-name="T26">1</text:span><text:span text:style-name="T25">);</text:span></text:p><text:p><text:span text:style-name="T25"><text:s text:c="5"/></text:span><text:span text:style-name="T25">}</text:span></text:p><text:p><text:span text:style-name="T25"><text:s text:c="5"/></text:span><text:span text:style-name="T24">else</text:span><text:span text:style-name="T25"> </text:span><text:span text:style-name="T24">if</text:span><text:span text:style-name="T25"> (fork_ret </text:span><text:span text:style-name="T26">&gt;</text:span><text:span text:style-name="T25"> </text:span><text:span text:style-name="T26">0</text:span><text:span text:style-name="T25">) { <text:s text:c="3"/></text:span><text:span text:style-name="T27">//parent</text:span></text:p><text:p><text:span text:style-name="T25"><text:s text:c="9"/></text:span><text:span text:style-name="T25">wait(</text:span><text:span text:style-name="T24">NULL</text:span><text:span text:style-name="T25">);</text:span></text:p><text:p><text:span text:style-name="T25"><text:s text:c="5"/></text:span><text:span text:style-name="T25">}</text:span></text:p><text:p><text:span text:style-name="T25"><text:s text:c="5"/></text:span><text:span text:style-name="T24">else</text:span><text:span text:style-name="T25"> { <text:s text:c="17"/></text:span><text:span text:style-name="T27">//child</text:span></text:p><text:p><text:span text:style-name="T25"><text:s text:c="9"/></text:span><text:span text:style-name="T25">printf(</text:span><text:span text:style-name="T28">"%d"</text:span><text:span text:style-name="T25">, number);</text:span></text:p><text:p><text:span text:style-name="T25"><text:s text:c="9"/></text:span><text:span text:style-name="T24">while</text:span><text:span text:style-name="T25"> (number </text:span><text:span text:style-name="T26">!=</text:span><text:span text:style-name="T25"> </text:span><text:span text:style-name="T26">1</text:span><text:span text:style-name="T25">) {</text:span></text:p><text:p><text:span text:style-name="T25"><text:s text:c="13"/></text:span><text:span text:style-name="T24">if</text:span><text:span text:style-name="T25"> (number </text:span><text:span text:style-name="T26">%</text:span><text:span text:style-name="T25"> </text:span><text:span text:style-name="T26">2</text:span><text:span text:style-name="T25">) {</text:span></text:p><text:p><text:span text:style-name="T25"><text:s text:c="17"/></text:span><text:span text:style-name="T25">number </text:span><text:span text:style-name="T26">=</text:span><text:span text:style-name="T25"> </text:span><text:span text:style-name="T26">3</text:span><text:span text:style-name="T25"> </text:span><text:span text:style-name="T26">*</text:span><text:span text:style-name="T25"> number </text:span><text:span text:style-name="T26">+</text:span><text:span text:style-name="T25"> </text:span><text:span text:style-name="T26">1</text:span><text:span text:style-name="T25">;</text:span></text:p><text:p><text:span text:style-name="T25"><text:s text:c="13"/></text:span><text:span text:style-name="T25">}</text:span></text:p><text:p><text:span text:style-name="T25"><text:s text:c="13"/></text:span><text:span text:style-name="T24">else</text:span><text:span text:style-name="T25"> {</text:span></text:p><text:p><text:span text:style-name="T25"><text:s/></text:span></text:p><text:p><text:span text:style-name="T25"><text:s text:c="17"/></text:span><text:span text:style-name="T25">number </text:span><text:span text:style-name="T26">=</text:span><text:span text:style-name="T25"> number </text:span><text:span text:style-name="T26">/</text:span><text:span text:style-name="T25"> </text:span><text:span text:style-name="T26">2</text:span><text:span text:style-name="T25">;</text:span></text:p><text:p><text:span text:style-name="T25"><text:s text:c="13"/></text:span><text:span text:style-name="T25">}</text:span></text:p><text:p><text:span text:style-name="T25"><text:s text:c="13"/></text:span><text:span text:style-name="T25">printf(</text:span><text:span text:style-name="T28">", %d"</text:span><text:span text:style-name="T25">, number);</text:span></text:p><text:p><text:span text:style-name="T25"><text:s text:c="9"/></text:span><text:span text:style-name="T25">}</text:span></text:p><text:p><text:span text:style-name="T25"><text:s text:c="9"/></text:span><text:span text:style-name="T25">printf(</text:span><text:span text:style-name="T28">"</text:span><text:span text:style-name="T29">\n</text:span><text:span text:style-name="T28">"</text:span><text:span text:style-name="T25">);</text:span></text:p><text:p><text:span text:style-name="T25"><text:s text:c="5"/></text:span><text:span text:style-name="T25">}</text:span></text:p><text:p><text:span text:style-name="T25"><text:s/></text:span></text:p><text:p><text:span text:style-name="T25"><text:s text:c="5"/></text:span><text:span text:style-name="T25">exit(</text:span><text:span text:style-name="T26">0</text:span><text:span text:style-name="T25">);</text:span></text:p><text:p><text:span text:style-name="T25"><text:s/></text:span><text:span text:style-name="T25">}</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oft-page-break/><text:span text:style-name="T5">Πρόβλημα 5:</text:span></text:p>
      <text:list xml:id="list1234936770" text:style-name="L3">
        <text:list-item>
          <text:p text:style-name="P31">Mutual Exclusion:</text:p>
          <text:p text:style-name="P26">Όσο το flag της μίας διεργασίας είναι true, η άλλη δεν μπορεί να βγει από το πρώτο while loop, άρα δεν μπορεί να προχωρήσει προς το critical section. <text:span text:style-name="T3">Συμμετρικά, αν το flag μίας διεργασίας είναι false, αυτό σημαίνει ότι μόλις έχει βγει από το critical section της, άρα η άλλη διεργασία μπορεί να προχωρήσει μετά το πρώτο while loop.</text:span></text:p>
        </text:list-item>
        <text:list-item>
          <text:p text:style-name="P31">Progress:</text:p>
          <text:p text:style-name="P26">Όταν μία διεργασία εξέρχεται από το critical section, <text:span text:style-name="T4">θέτει το flag της σε false και συνεχίζει στο remaining section της. Αυτό σημαίνει ότι, όσο δεν βρίσκεται μια διεργασία στο critical section της, η άλλη μπορεί να μπει στο δικό της, καθώς αυτός είναι ο έλεγχος που γίνεται πριν προχωρήσει μια διεργασία σε αυτό. Μόλις αυτή εξέλθει, η άλλη διεργασία, αν ενδιαφέρεται, μπορεί να εισέλθει στο δικό της critical section.</text:span></text:p>
        </text:list-item>
        <text:list-item>
          <text:p text:style-name="P31">Bounded Waiting:</text:p>
          <text:p text:style-name="P27">Η μεταβλητή turn, ανά πάσα στιγμή, έχει την τιμή που της έδωσε η διεργασία που εξήλθε τελευταία από το critical section της και αυτή η τιμή είναι ο αριθμός της άλλης διεργασίας.</text:p>
          <text:p text:style-name="P27">Όταν η ίδια διεργασία προσπαθήσει εκ νέου να μπει στο critical section της και την ίδια στιγμή η άλλη διεργασία προσπαθεί το ίδιο, τα 2 flags είναι true, άρα οι 2 διεργασίες κάνουν busy waiting στο πρώτο while loop για άπειρο χρόνο. Για να λυθεί αυτό το μπλοκάρισμα, η τελευταία διεργασία που εξήλθε από το critical section της (δηλαδή αυτή που έχει θέσει το turn στον αριθμό της άλλης διεργασίας), θέτει το flag της σε false, γεγονός το οποίο επιτρέπει στην άλλη διεργασία να “ξεκολλήσει” από το while loop και να εισέλθει στο critical section της.</text:p>
          <text:p text:style-name="P28">Αυτό είναι ταυτόχρονα και ένα είδος tie breaker, αλλά εγγύηση ότι κάποια στιγμή θα εισέλθει στο critical section της όποια διεργασία το έχει ζητήσει (μέσω της fl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Mono1" svg:font-family="'Noto Sans Mono'"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4:14:28.418748206</meta:creation-date>
    <dc:date>2019-11-24T16:48:06.426868603</dc:date>
    <meta:editing-duration>PT1H51M19S</meta:editing-duration>
    <meta:editing-cycles>29</meta:editing-cycles>
    <meta:generator>LibreOffice/6.2.8.2$Linux_X86_64 LibreOffice_project/20$Build-2</meta:generator>
    <meta:document-statistic meta:table-count="0" meta:image-count="0" meta:object-count="6" meta:page-count="4" meta:paragraph-count="32" meta:word-count="725" meta:character-count="4288" meta:non-whitespace-character-count="36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color="#ffffff" fo:font-size="10pt" style:font-size-asian="10pt" style:font-size-complex="10pt"/>
    </style:style>
    <style:style style:name="ch9" style:family="chart" style:data-style-name="N0">
      <style:chart-properties loext:label-stroke-color="#3465a4" chart:link-data-style-to-source="true" chart:data-label-number="value" chart:data-label-text="false" chart:data-label-symbol="false"/>
      <style:graphic-properties draw:stroke="none" draw:fill-color="#ff420e" dr3d:edge-rounding="5%"/>
      <style:text-properties fo:color="#ffffff" fo:font-size="10pt" style:font-size-asian="10pt" style:font-size-complex="10pt"/>
    </style:style>
    <style:style style:name="ch10" style:family="chart" style:data-style-name="N0">
      <style:chart-properties loext:label-stroke-color="#3465a4" chart:link-data-style-to-source="true" chart:data-label-number="value" chart:data-label-text="false" chart:data-label-symbol="false"/>
      <style:graphic-properties draw:stroke="none" draw:fill-color="#ffd320" dr3d:edge-rounding="5%"/>
      <style:text-properties fo:color="#ffffff" fo:font-size="10pt" style:font-size-asian="10pt" style:font-size-complex="10pt"/>
    </style:style>
    <style:style style:name="ch11" style:family="chart">
      <style:chart-properties chart:solid-type="cuboid"/>
    </style:style>
    <style:style style:name="ch12" style:family="chart" style:data-style-name="N0">
      <style:chart-properties loext:label-stroke-color="#3465a4" chart:link-data-style-to-source="true" chart:data-label-number="value" chart:data-label-text="false" chart:data-label-symbol="false"/>
      <style:graphic-properties draw:stroke="none" draw:fill-color="#579d1c" dr3d:edge-rounding="5%"/>
      <style:text-properties fo:color="#ffffff" fo:font-size="10pt" style:font-size-asian="10pt" style:font-size-complex="10pt"/>
    </style:style>
    <style:style style:name="ch13" style:family="chart" style:data-style-name="N0">
      <style:chart-properties loext:label-stroke-color="#3465a4" chart:link-data-style-to-source="true" chart:data-label-number="value" chart:data-label-text="false" chart:data-label-symbol="false"/>
      <style:graphic-properties draw:stroke="none" draw:fill-color="#7e0021" dr3d:edge-rounding="5%"/>
      <style:text-properties fo:color="#ffffff" fo:font-size="10pt" style:font-size-asian="10pt" style:font-size-complex="10pt"/>
    </style:style>
    <style:style style:name="ch14" style:family="chart" style:data-style-name="N0">
      <style:chart-properties chart:link-data-style-to-source="true" chart:data-label-number="value" chart:data-label-text="false" chart:data-label-symbol="false"/>
      <style:graphic-properties draw:stroke="none" draw:fill-color="#83caff" dr3d:edge-rounding="5%"/>
      <style:text-properties fo:font-size="10pt" style:font-size-asian="10pt" style:font-size-complex="10pt"/>
    </style:style>
    <style:style style:name="ch15" style:family="chart" style:data-style-name="N0">
      <style:chart-properties loext:label-stroke-color="#3465a4" chart:link-data-style-to-source="true" chart:data-label-number="value" chart:data-label-text="false" chart:data-label-symbol="false"/>
      <style:graphic-properties draw:stroke="none" draw:fill-color="#314004" dr3d:edge-rounding="5%"/>
      <style:text-properties fo:color="#ffffff" fo:font-size="10pt" style:font-size-asian="10pt" style:font-size-complex="10pt"/>
    </style:style>
    <style:style style:name="ch16" style:family="chart" style:data-style-name="N0">
      <style:chart-properties loext:label-stroke-color="#3465a4" chart:link-data-style-to-source="true" chart:data-label-number="value" chart:data-label-text="false" chart:data-label-symbol="false"/>
      <style:graphic-properties draw:stroke="none" draw:fill-color="#aecf00" dr3d:edge-rounding="5%"/>
      <style:text-properties fo:font-size="10pt" style:font-size-asian="10pt" style:font-size-complex="10pt"/>
    </style:style>
    <style:style style:name="ch17" style:family="chart" style:data-style-name="N0">
      <style:chart-properties loext:label-stroke-color="#3465a4" chart:link-data-style-to-source="true" chart:data-label-number="value" chart:data-label-text="false" chart:data-label-symbol="false"/>
      <style:graphic-properties draw:stroke="none" draw:fill-color="#4b1f6f" dr3d:edge-rounding="5%"/>
      <style:text-properties fo:color="#ffffff"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9.697cm" svg:height="5.453cm" xlink:href="." xlink:type="simple" chart:class="chart:bar" chart:style-name="ch1">
        <chart:legend chart:legend-position="end" svg:x="8.095cm" svg:y="0.435cm" style:legend-expansion="high" chart:style-name="ch2"/>
        <chart:plot-area chart:style-name="ch3" chart:data-source-has-labels="both" svg:x="0.193cm" svg:y="0.109cm" svg:width="7.709cm" svg:height="4.254cm">
          <chartooo:coordinate-region svg:x="1.82cm" svg:y="0.109cm" svg:width="5.895cm" svg:height="3.607cm"/>
          <chart:axis chart:dimension="x" chart:name="primary-x" chart:style-name="ch4" chartooo:axis-type="auto">
            <chartooo:date-scale/>
            <chart:categories table:cell-range-address="local-table.$B$1:.$B$1"/>
          </chart:axis>
          <chart:axis chart:dimension="y" chart:name="primary-y" chart:style-name="ch5">
            <chart:title svg:x="3.103cm" svg:y="4.472cm" chart:style-name="ch6">
              <text:p>Time (msec)</text:p>
            </chart:title>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tyle-name="ch11"/>
          </chart:series>
          <chart:series chart:style-name="ch12" chart:values-cell-range-address="local-table.$B$5:.$B$5" chart:label-cell-address="local-table.$A$5" chart:class="chart:bar">
            <chart:data-point/>
          </chart:series>
          <chart:series chart:style-name="ch13" chart:values-cell-range-address="local-table.$B$6:.$B$6" chart:label-cell-address="local-table.$A$6" chart:class="chart:bar">
            <chart:data-point/>
          </chart:series>
          <chart:series chart:style-name="ch14" chart:values-cell-range-address="local-table.$B$7:.$B$7" chart:label-cell-address="local-table.$A$7" chart:class="chart:bar">
            <chart:data-point/>
          </chart:series>
          <chart:series chart:style-name="ch15" chart:values-cell-range-address="local-table.$B$8:.$B$8" chart:label-cell-address="local-table.$A$8" chart:class="chart:bar">
            <chart:data-point/>
          </chart:series>
          <chart:series chart:style-name="ch16" chart:values-cell-range-address="local-table.$B$9:.$B$9" chart:label-cell-address="local-table.$A$9" chart:class="chart:bar">
            <chart:data-point/>
          </chart:series>
          <chart:series chart:style-name="ch17" chart:values-cell-range-address="local-table.$B$10:.$B$10" chart:label-cell-address="local-table.$A$10" chart:class="chart:bar">
            <chart:data-point/>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 time</text:p>
              </table:table-cell>
            </table:table-row>
          </table:table-header-rows>
          <table:table-rows>
            <table:table-row>
              <table:table-cell office:value-type="string">
                <text:p>J0</text:p>
              </table:table-cell>
              <table:table-cell office:value-type="float" office:value="14">
                <text:p>14</text:p>
              </table:table-cell>
            </table:table-row>
            <table:table-row>
              <table:table-cell office:value-type="string">
                <text:p>CS in</text:p>
              </table:table-cell>
              <table:table-cell office:value-type="float" office:value="1">
                <text:p>1</text:p>
              </table:table-cell>
            </table:table-row>
            <table:table-row>
              <table:table-cell office:value-type="string">
                <text:p>J1</text:p>
              </table:table-cell>
              <table:table-cell office:value-type="float" office:value="7">
                <text:p>7</text:p>
              </table:table-cell>
            </table:table-row>
            <table:table-row>
              <table:table-cell office:value-type="string">
                <text:p>CS in</text:p>
              </table:table-cell>
              <table:table-cell office:value-type="float" office:value="1">
                <text:p>1</text:p>
              </table:table-cell>
            </table:table-row>
            <table:table-row>
              <table:table-cell office:value-type="string">
                <text:p>J2</text:p>
              </table:table-cell>
              <table:table-cell office:value-type="float" office:value="24">
                <text:p>24</text:p>
              </table:table-cell>
            </table:table-row>
            <table:table-row>
              <table:table-cell office:value-type="string">
                <text:p>CS in</text:p>
              </table:table-cell>
              <table:table-cell office:value-type="float" office:value="1">
                <text:p>1</text:p>
              </table:table-cell>
            </table:table-row>
            <table:table-row>
              <table:table-cell office:value-type="string">
                <text:p>J3</text:p>
              </table:table-cell>
              <table:table-cell office:value-type="float" office:value="8">
                <text:p>8</text:p>
              </table:table-cell>
            </table:table-row>
            <table:table-row>
              <table:table-cell office:value-type="string">
                <text:p>CS in</text:p>
              </table:table-cell>
              <table:table-cell office:value-type="float" office:value="1">
                <text:p>1</text:p>
              </table:table-cell>
            </table:table-row>
            <table:table-row>
              <table:table-cell office:value-type="string">
                <text:p>J4</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color="#ffffff"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18cm" svg:height="5.298cm" xlink:href="." xlink:type="simple" chart:class="chart:bar" chart:style-name="ch1">
        <chart:legend chart:legend-position="end" svg:x="6.758cm" svg:y="2.35cm" style:legend-expansion="high" chart:style-name="ch2"/>
        <chart:plot-area chart:style-name="ch3" chart:data-source-has-labels="both" svg:x="0.188cm" svg:y="0.105cm" svg:width="6.382cm" svg:height="4.107cm">
          <chartooo:coordinate-region svg:x="0.809cm" svg:y="0.105cm" svg:width="5.178cm" svg:height="3.46cm"/>
          <chart:axis chart:dimension="x" chart:name="primary-x" chart:style-name="ch4" chartooo:axis-type="auto">
            <chartooo:date-scale/>
            <chart:categories table:cell-range-address="local-table.$A$2:.$A$7"/>
          </chart:axis>
          <chart:axis chart:dimension="y" chart:name="primary-y" chart:style-name="ch5">
            <chart:title svg:x="2.435cm" svg:y="4.317cm" chart:style-name="ch6">
              <text:p>Time (msec)</text:p>
            </chart:title>
            <chart:grid chart:style-name="ch7"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Waiting time</text:p>
              </table:table-cell>
            </table:table-row>
          </table:table-header-rows>
          <table:table-rows>
            <table:table-row>
              <table:table-cell office:value-type="string">
                <text:p>J0</text:p>
              </table:table-cell>
              <table:table-cell office:value-type="float" office:value="0">
                <text:p>0</text:p>
              </table:table-cell>
            </table:table-row>
            <table:table-row>
              <table:table-cell office:value-type="string">
                <text:p>J1</text:p>
              </table:table-cell>
              <table:table-cell office:value-type="float" office:value="12">
                <text:p>12</text:p>
              </table:table-cell>
            </table:table-row>
            <table:table-row>
              <table:table-cell office:value-type="string">
                <text:p>J2</text:p>
              </table:table-cell>
              <table:table-cell office:value-type="float" office:value="9">
                <text:p>9</text:p>
              </table:table-cell>
            </table:table-row>
            <table:table-row>
              <table:table-cell office:value-type="string">
                <text:p>J3</text:p>
              </table:table-cell>
              <table:table-cell office:value-type="float" office:value="29">
                <text:p>29</text:p>
              </table:table-cell>
            </table:table-row>
            <table:table-row>
              <table:table-cell office:value-type="string">
                <text:p>J4</text:p>
              </table:table-cell>
              <table:table-cell office:value-type="float" office:value="34">
                <text:p>34</text:p>
              </table:table-cell>
            </table:table-row>
            <table:table-row>
              <table:table-cell office:value-type="string">
                <text:p>SUM</text:p>
              </table:table-cell>
              <table:table-cell office:value-type="float" office:value="84">
                <text:p>8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color="#ffffff" fo:font-size="10pt" style:font-size-asian="10pt" style:font-size-complex="10pt"/>
    </style:style>
    <style:style style:name="ch9" style:family="chart" style:data-style-name="N0">
      <style:chart-properties loext:label-stroke-color="#3465a4" chart:link-data-style-to-source="true" chart:data-label-number="value" chart:data-label-text="false" chart:data-label-symbol="false"/>
      <style:graphic-properties draw:stroke="none" draw:fill-color="#ff420e" dr3d:edge-rounding="5%"/>
      <style:text-properties fo:color="#ffffff" fo:font-size="10pt" style:font-size-asian="10pt" style:font-size-complex="10pt"/>
    </style:style>
    <style:style style:name="ch10" style:family="chart" style:data-style-name="N0">
      <style:chart-properties loext:label-stroke-color="#3465a4" chart:link-data-style-to-source="true" chart:data-label-number="value" chart:data-label-text="false" chart:data-label-symbol="false"/>
      <style:graphic-properties draw:stroke="none" draw:fill-color="#ffd320" dr3d:edge-rounding="5%"/>
      <style:text-properties fo:color="#ffffff" fo:font-size="10pt" style:font-size-asian="10pt" style:font-size-complex="10pt"/>
    </style:style>
    <style:style style:name="ch11" style:family="chart" style:data-style-name="N0">
      <style:chart-properties loext:label-stroke-color="#3465a4" chart:link-data-style-to-source="true" chart:data-label-number="value" chart:data-label-text="false" chart:data-label-symbol="false"/>
      <style:graphic-properties draw:stroke="none" draw:fill-color="#579d1c" dr3d:edge-rounding="5%"/>
      <style:text-properties fo:color="#ffffff" fo:font-size="10pt" style:font-size-asian="10pt" style:font-size-complex="10pt"/>
    </style:style>
    <style:style style:name="ch12" style:family="chart" style:data-style-name="N0">
      <style:chart-properties loext:label-stroke-color="#3465a4" chart:link-data-style-to-source="true" chart:data-label-number="value" chart:data-label-text="false" chart:data-label-symbol="false"/>
      <style:graphic-properties draw:stroke="none" draw:fill-color="#314004" dr3d:edge-rounding="5%"/>
      <style:text-properties fo:color="#ffffff" fo:font-size="10pt" style:font-size-asian="10pt" style:font-size-complex="10pt"/>
    </style:style>
    <style:style style:name="ch13" style:family="chart" style:data-style-name="N0">
      <style:chart-properties chart:link-data-style-to-source="true" chart:data-label-number="value" chart:data-label-text="false" chart:data-label-symbol="false"/>
      <style:graphic-properties draw:stroke="none" draw:fill-color="#83caff" dr3d:edge-rounding="5%"/>
      <style:text-properties fo:font-size="10pt" style:font-size-asian="10pt" style:font-size-complex="10pt"/>
    </style:style>
    <style:style style:name="ch14" style:family="chart" style:data-style-name="N0">
      <style:chart-properties loext:label-stroke-color="#3465a4" chart:link-data-style-to-source="true" chart:data-label-number="value" chart:data-label-text="false" chart:data-label-symbol="false"/>
      <style:graphic-properties draw:stroke="none" draw:fill-color="#4b1f6f" dr3d:edge-rounding="5%"/>
      <style:text-properties fo:color="#ffffff" fo:font-size="10pt" style:font-size-asian="10pt" style:font-size-complex="10pt"/>
    </style:style>
    <style:style style:name="ch15" style:family="chart" style:data-style-name="N0">
      <style:chart-properties chart:link-data-style-to-source="true" chart:data-label-number="value" chart:data-label-text="false" chart:data-label-symbol="false"/>
      <style:graphic-properties draw:stroke="none" draw:fill-color="#aecf00" dr3d:edge-rounding="5%"/>
      <style:text-properties fo:font-size="10pt" style:font-size-asian="10pt" style:font-size-complex="10pt"/>
    </style:style>
    <style:style style:name="ch16" style:family="chart" style:data-style-name="N0">
      <style:chart-properties loext:label-stroke-color="#3465a4" chart:link-data-style-to-source="true" chart:data-label-number="value" chart:data-label-text="false" chart:data-label-symbol="false"/>
      <style:graphic-properties draw:stroke="none" draw:fill-color="#7e0021" dr3d:edge-rounding="5%"/>
      <style:text-properties fo:color="#ffffff"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9.418cm" svg:height="5.296cm" xlink:href="." xlink:type="simple" chart:class="chart:bar" chart:style-name="ch1">
        <chart:legend chart:legend-position="end" svg:x="7.816cm" svg:y="0.357cm" style:legend-expansion="high" chart:style-name="ch2"/>
        <chart:plot-area chart:style-name="ch3" chart:data-source-has-labels="both" svg:x="0.188cm" svg:y="0.105cm" svg:width="7.44cm" svg:height="4.105cm">
          <chartooo:coordinate-region svg:x="1.815cm" svg:y="0.105cm" svg:width="5.626cm" svg:height="3.458cm"/>
          <chart:axis chart:dimension="x" chart:name="primary-x" chart:style-name="ch4" chartooo:axis-type="auto">
            <chartooo:date-scale/>
            <chart:categories table:cell-range-address="local-table.$B$1:.$B$1"/>
          </chart:axis>
          <chart:axis chart:dimension="y" chart:name="primary-y" chart:style-name="ch5">
            <chart:title svg:x="2.964cm" svg:y="4.315cm" chart:style-name="ch6">
              <text:p>Time (msec)</text:p>
            </chart:title>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series chart:style-name="ch11" chart:values-cell-range-address="local-table.$B$5:.$B$5" chart:label-cell-address="local-table.$A$5" chart:class="chart:bar">
            <chart:data-point/>
          </chart:series>
          <chart:series chart:style-name="ch12" chart:values-cell-range-address="local-table.$B$6:.$B$6" chart:label-cell-address="local-table.$A$6" chart:class="chart:bar">
            <chart:data-point/>
          </chart:series>
          <chart:series chart:style-name="ch13" chart:values-cell-range-address="local-table.$B$7:.$B$7" chart:label-cell-address="local-table.$A$7" chart:class="chart:bar">
            <chart:data-point/>
          </chart:series>
          <chart:series chart:style-name="ch14" chart:values-cell-range-address="local-table.$B$8:.$B$8" chart:label-cell-address="local-table.$A$8" chart:class="chart:bar">
            <chart:data-point/>
          </chart:series>
          <chart:series chart:style-name="ch15" chart:values-cell-range-address="local-table.$B$9:.$B$9" chart:label-cell-address="local-table.$A$9" chart:class="chart:bar">
            <chart:data-point/>
          </chart:series>
          <chart:series chart:style-name="ch16" chart:values-cell-range-address="local-table.$B$10:.$B$10" chart:label-cell-address="local-table.$A$10" chart:class="chart:bar">
            <chart:data-point/>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 time</text:p>
              </table:table-cell>
            </table:table-row>
          </table:table-header-rows>
          <table:table-rows>
            <table:table-row>
              <table:table-cell office:value-type="string">
                <text:p>J0</text:p>
              </table:table-cell>
              <table:table-cell office:value-type="float" office:value="14">
                <text:p>14</text:p>
              </table:table-cell>
            </table:table-row>
            <table:table-row>
              <table:table-cell office:value-type="string">
                <text:p>CS in</text:p>
              </table:table-cell>
              <table:table-cell office:value-type="float" office:value="1">
                <text:p>1</text:p>
              </table:table-cell>
            </table:table-row>
            <table:table-row>
              <table:table-cell office:value-type="string">
                <text:p>J1</text:p>
              </table:table-cell>
              <table:table-cell office:value-type="float" office:value="7">
                <text:p>7</text:p>
              </table:table-cell>
            </table:table-row>
            <table:table-row>
              <table:table-cell office:value-type="string">
                <text:p>CS in</text:p>
              </table:table-cell>
              <table:table-cell office:value-type="float" office:value="1">
                <text:p>1</text:p>
              </table:table-cell>
            </table:table-row>
            <table:table-row>
              <table:table-cell office:value-type="string">
                <text:p>J3</text:p>
              </table:table-cell>
              <table:table-cell office:value-type="float" office:value="8">
                <text:p>8</text:p>
              </table:table-cell>
            </table:table-row>
            <table:table-row>
              <table:table-cell office:value-type="string">
                <text:p>CS in</text:p>
              </table:table-cell>
              <table:table-cell office:value-type="float" office:value="1">
                <text:p>1</text:p>
              </table:table-cell>
            </table:table-row>
            <table:table-row>
              <table:table-cell office:value-type="string">
                <text:p>J4</text:p>
              </table:table-cell>
              <table:table-cell office:value-type="float" office:value="6">
                <text:p>6</text:p>
              </table:table-cell>
            </table:table-row>
            <table:table-row>
              <table:table-cell office:value-type="string">
                <text:p>CS in</text:p>
              </table:table-cell>
              <table:table-cell office:value-type="float" office:value="1">
                <text:p>1</text:p>
              </table:table-cell>
            </table:table-row>
            <table:table-row>
              <table:table-cell office:value-type="string">
                <text:p>J2</text:p>
              </table:table-cell>
              <table:table-cell office:value-type="float" office:value="24">
                <text:p>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color="#ffffff"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17cm" svg:height="5.353cm" xlink:href="." xlink:type="simple" chart:class="chart:bar" chart:style-name="ch1">
        <chart:legend chart:legend-position="end" svg:x="6.857cm" svg:y="2.377cm" style:legend-expansion="high" chart:style-name="ch2"/>
        <chart:plot-area chart:style-name="ch3" chart:data-source-has-labels="both" svg:x="0.19cm" svg:y="0.107cm" svg:width="6.477cm" svg:height="4.158cm">
          <chartooo:coordinate-region svg:x="0.811cm" svg:y="0.107cm" svg:width="5.272cm" svg:height="3.511cm"/>
          <chart:axis chart:dimension="x" chart:name="primary-x" chart:style-name="ch4" chartooo:axis-type="auto">
            <chartooo:date-scale/>
            <chart:categories table:cell-range-address="local-table.$A$2:.$A$7"/>
          </chart:axis>
          <chart:axis chart:dimension="y" chart:name="primary-y" chart:style-name="ch5">
            <chart:title svg:x="2.484cm" svg:y="4.372cm" chart:style-name="ch6">
              <text:p>Time (msec)</text:p>
            </chart:title>
            <chart:grid chart:style-name="ch7"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Waiting time</text:p>
              </table:table-cell>
            </table:table-row>
          </table:table-header-rows>
          <table:table-rows>
            <table:table-row>
              <table:table-cell office:value-type="string">
                <text:p>J0</text:p>
              </table:table-cell>
              <table:table-cell office:value-type="float" office:value="0">
                <text:p>0</text:p>
              </table:table-cell>
            </table:table-row>
            <table:table-row>
              <table:table-cell office:value-type="string">
                <text:p>J1</text:p>
              </table:table-cell>
              <table:table-cell office:value-type="float" office:value="12">
                <text:p>12</text:p>
              </table:table-cell>
            </table:table-row>
            <table:table-row>
              <table:table-cell office:value-type="string">
                <text:p>J2</text:p>
              </table:table-cell>
              <table:table-cell office:value-type="float" office:value="25">
                <text:p>25</text:p>
              </table:table-cell>
            </table:table-row>
            <table:table-row>
              <table:table-cell office:value-type="string">
                <text:p>J3</text:p>
              </table:table-cell>
              <table:table-cell office:value-type="float" office:value="4">
                <text:p>4</text:p>
              </table:table-cell>
            </table:table-row>
            <table:table-row>
              <table:table-cell office:value-type="string">
                <text:p>J4</text:p>
              </table:table-cell>
              <table:table-cell office:value-type="float" office:value="9">
                <text:p>9</text:p>
              </table:table-cell>
            </table:table-row>
            <table:table-row>
              <table:table-cell office:value-type="string">
                <text:p>SUM</text:p>
              </table:table-cell>
              <table:table-cell office:value-type="float" office:value="50">
                <text:p>5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color="#ffffff"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a6a6" dr3d:edge-rounding="5%"/>
      <style:text-properties fo:font-size="10pt" style:font-size-asian="10pt" style:font-size-complex="10pt"/>
    </style:style>
    <style:style style:name="ch11" style:family="chart" style:data-style-name="N0">
      <style:chart-properties loext:label-stroke-color="#3465a4" chart:link-data-style-to-source="true" chart:data-label-number="value" chart:data-label-text="false" chart:data-label-symbol="false"/>
      <style:graphic-properties draw:stroke="none" draw:fill-color="#ffd320" dr3d:edge-rounding="5%"/>
      <style:text-properties fo:color="#ffffff" fo:font-size="10pt" style:font-size-asian="10pt" style:font-size-complex="10pt"/>
    </style:style>
    <style:style style:name="ch12"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color="#ffffff" fo:font-size="10pt" style:font-size-asian="10pt" style:font-size-complex="10pt"/>
    </style:style>
    <style:style style:name="ch13" style:family="chart">
      <style:chart-properties chart:solid-type="cuboid"/>
    </style:style>
    <style:style style:name="ch14" style:family="chart" style:data-style-name="N0">
      <style:chart-properties loext:label-stroke-color="#3465a4" chart:link-data-style-to-source="true" chart:data-label-number="value" chart:data-label-text="false" chart:data-label-symbol="false"/>
      <style:graphic-properties draw:stroke="none" draw:fill-color="#7e0021" dr3d:edge-rounding="5%"/>
      <style:text-properties fo:color="#ffffff" fo:font-size="10pt" style:font-size-asian="10pt" style:font-size-complex="10pt"/>
    </style:style>
    <style:style style:name="ch15" style:family="chart" style:data-style-name="N0">
      <style:chart-properties loext:label-stroke-color="#3465a4" chart:link-data-style-to-source="true" chart:data-label-number="value" chart:data-label-text="false" chart:data-label-symbol="false"/>
      <style:graphic-properties draw:stroke="none" draw:fill-color="#314004" dr3d:edge-rounding="5%"/>
      <style:text-properties fo:color="#ffffff" fo:font-size="10pt" style:font-size-asian="10pt" style:font-size-complex="10pt"/>
    </style:style>
    <style:style style:name="ch16" style:family="chart" style:data-style-name="N0">
      <style:chart-properties loext:label-stroke-color="#3465a4" chart:link-data-style-to-source="true" chart:data-label-number="value" chart:data-label-text="false" chart:data-label-symbol="false"/>
      <style:graphic-properties draw:stroke="none" draw:fill-color="#4b1f6f" dr3d:edge-rounding="5%"/>
      <style:text-properties fo:color="#ffffff"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0.888cm" svg:height="6.123cm" xlink:href="." xlink:type="simple" chart:class="chart:bar" chart:style-name="ch1">
        <chart:legend chart:legend-position="end" svg:x="5.869cm" svg:y="0.272cm" style:legend-expansion="high" chart:style-name="ch2"/>
        <chart:plot-area chart:style-name="ch3" chart:data-source-has-labels="both" svg:x="0.217cm" svg:y="0.122cm" svg:width="5.435cm" svg:height="4.898cm">
          <chartooo:coordinate-region svg:x="1.844cm" svg:y="0.122cm" svg:width="3.621cm" svg:height="4.251cm"/>
          <chart:axis chart:dimension="x" chart:name="primary-x" chart:style-name="ch4" chartooo:axis-type="auto">
            <chartooo:date-scale/>
            <chart:categories table:cell-range-address="local-table.$B$1:.$B$1"/>
          </chart:axis>
          <chart:axis chart:dimension="y" chart:name="primary-y" chart:style-name="ch5">
            <chart:title svg:x="1.99cm" svg:y="5.142cm" chart:style-name="ch6">
              <text:p>Time (msec)</text:p>
            </chart:title>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series chart:style-name="ch11" chart:values-cell-range-address="local-table.$B$5:.$B$5" chart:label-cell-address="local-table.$A$5" chart:class="chart:bar">
            <chart:data-point/>
          </chart:series>
          <chart:series chart:style-name="ch9" chart:values-cell-range-address="local-table.$B$6:.$B$6" chart:label-cell-address="local-table.$A$6" chart:class="chart:bar">
            <chart:data-point/>
          </chart:series>
          <chart:series chart:style-name="ch10" chart:values-cell-range-address="local-table.$B$7:.$B$7" chart:label-cell-address="local-table.$A$7" chart:class="chart:bar">
            <chart:data-point/>
          </chart:series>
          <chart:series chart:style-name="ch12" chart:values-cell-range-address="local-table.$B$8:.$B$8" chart:label-cell-address="local-table.$A$8" chart:class="chart:bar">
            <chart:data-point chart:style-name="ch13"/>
          </chart:series>
          <chart:series chart:style-name="ch9" chart:values-cell-range-address="local-table.$B$9:.$B$9" chart:label-cell-address="local-table.$A$9" chart:class="chart:bar">
            <chart:data-point/>
          </chart:series>
          <chart:series chart:style-name="ch10" chart:values-cell-range-address="local-table.$B$10:.$B$10" chart:label-cell-address="local-table.$A$10" chart:class="chart:bar">
            <chart:data-point/>
          </chart:series>
          <chart:series chart:style-name="ch11" chart:values-cell-range-address="local-table.$B$11:.$B$11" chart:label-cell-address="local-table.$A$11" chart:class="chart:bar">
            <chart:data-point/>
          </chart:series>
          <chart:series chart:style-name="ch10" chart:values-cell-range-address="local-table.$B$12:.$B$12" chart:label-cell-address="local-table.$A$12" chart:class="chart:bar">
            <chart:data-point/>
          </chart:series>
          <chart:series chart:style-name="ch14" chart:values-cell-range-address="local-table.$B$13:.$B$13" chart:label-cell-address="local-table.$A$13" chart:class="chart:bar">
            <chart:data-point/>
          </chart:series>
          <chart:series chart:style-name="ch9" chart:values-cell-range-address="local-table.$B$14:.$B$14" chart:label-cell-address="local-table.$A$14" chart:class="chart:bar">
            <chart:data-point/>
          </chart:series>
          <chart:series chart:style-name="ch10" chart:values-cell-range-address="local-table.$B$15:.$B$15" chart:label-cell-address="local-table.$A$15" chart:class="chart:bar">
            <chart:data-point/>
          </chart:series>
          <chart:series chart:style-name="ch8" chart:values-cell-range-address="local-table.$B$16:.$B$16" chart:label-cell-address="local-table.$A$16" chart:class="chart:bar">
            <chart:data-point/>
          </chart:series>
          <chart:series chart:style-name="ch10" chart:values-cell-range-address="local-table.$B$17:.$B$17" chart:label-cell-address="local-table.$A$17" chart:class="chart:bar">
            <chart:data-point/>
          </chart:series>
          <chart:series chart:style-name="ch15" chart:values-cell-range-address="local-table.$B$18:.$B$18" chart:label-cell-address="local-table.$A$18" chart:class="chart:bar">
            <chart:data-point/>
          </chart:series>
          <chart:series chart:style-name="ch9" chart:values-cell-range-address="local-table.$B$19:.$B$19" chart:label-cell-address="local-table.$A$19" chart:class="chart:bar">
            <chart:data-point/>
          </chart:series>
          <chart:series chart:style-name="ch10" chart:values-cell-range-address="local-table.$B$20:.$B$20" chart:label-cell-address="local-table.$A$20" chart:class="chart:bar">
            <chart:data-point/>
          </chart:series>
          <chart:series chart:style-name="ch14" chart:values-cell-range-address="local-table.$B$21:.$B$21" chart:label-cell-address="local-table.$A$21" chart:class="chart:bar">
            <chart:data-point/>
          </chart:series>
          <chart:series chart:style-name="ch9" chart:values-cell-range-address="local-table.$B$22:.$B$22" chart:label-cell-address="local-table.$A$22" chart:class="chart:bar">
            <chart:data-point/>
          </chart:series>
          <chart:series chart:style-name="ch10" chart:values-cell-range-address="local-table.$B$23:.$B$23" chart:label-cell-address="local-table.$A$23" chart:class="chart:bar">
            <chart:data-point/>
          </chart:series>
          <chart:series chart:style-name="ch16" chart:values-cell-range-address="local-table.$B$24:.$B$24" chart:label-cell-address="local-table.$A$24" chart:class="chart:bar">
            <chart:data-point/>
          </chart:series>
          <chart:series chart:style-name="ch9" chart:values-cell-range-address="local-table.$B$25:.$B$25" chart:label-cell-address="local-table.$A$25" chart:class="chart:bar">
            <chart:data-point/>
          </chart:series>
          <chart:series chart:style-name="ch10" chart:values-cell-range-address="local-table.$B$26:.$B$26" chart:label-cell-address="local-table.$A$26" chart:class="chart:bar">
            <chart:data-point/>
          </chart:series>
          <chart:series chart:style-name="ch15" chart:values-cell-range-address="local-table.$B$27:.$B$27" chart:label-cell-address="local-table.$A$27" chart:class="chart:bar">
            <chart:data-point/>
          </chart:series>
          <chart:series chart:style-name="ch10" chart:values-cell-range-address="local-table.$B$28:.$B$28" chart:label-cell-address="local-table.$A$28" chart:class="chart:bar">
            <chart:data-point/>
          </chart:series>
          <chart:series chart:style-name="ch14" chart:values-cell-range-address="local-table.$B$29:.$B$29" chart:label-cell-address="local-table.$A$29" chart:class="chart:bar">
            <chart:data-point/>
          </chart:series>
          <chart:series chart:style-name="ch9" chart:values-cell-range-address="local-table.$B$30:.$B$30" chart:label-cell-address="local-table.$A$30" chart:class="chart:bar">
            <chart:data-point/>
          </chart:series>
          <chart:series chart:style-name="ch10" chart:values-cell-range-address="local-table.$B$31:.$B$31" chart:label-cell-address="local-table.$A$31" chart:class="chart:bar">
            <chart:data-point/>
          </chart:series>
          <chart:series chart:style-name="ch16" chart:values-cell-range-address="local-table.$B$32:.$B$32" chart:label-cell-address="local-table.$A$32" chart:class="chart:bar">
            <chart:data-point/>
          </chart:series>
          <chart:series chart:style-name="ch10" chart:values-cell-range-address="local-table.$B$33:.$B$33" chart:label-cell-address="local-table.$A$33" chart:class="chart:bar">
            <chart:data-point/>
          </chart:series>
          <chart:series chart:style-name="ch14" chart:values-cell-range-address="local-table.$B$34:.$B$34" chart:label-cell-address="local-table.$A$34" chart:class="chart:bar">
            <chart:data-point/>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 time</text:p>
              </table:table-cell>
            </table:table-row>
          </table:table-header-rows>
          <table:table-rows>
            <table:table-row>
              <table:table-cell office:value-type="string">
                <text:p>J0</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1</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0</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1</text:p>
              </table:table-cell>
              <table:table-cell office:value-type="float" office:value="2">
                <text:p>2</text:p>
              </table:table-cell>
            </table:table-row>
            <table:table-row>
              <table:table-cell office:value-type="string">
                <text:p>CS in</text:p>
              </table:table-cell>
              <table:table-cell office:value-type="float" office:value="1">
                <text:p>1</text:p>
              </table:table-cell>
            </table:table-row>
            <table:table-row>
              <table:table-cell office:value-type="string">
                <text:p>J2</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0</text:p>
              </table:table-cell>
              <table:table-cell office:value-type="float" office:value="4">
                <text:p>4</text:p>
              </table:table-cell>
            </table:table-row>
            <table:table-row>
              <table:table-cell office:value-type="string">
                <text:p>CS in</text:p>
              </table:table-cell>
              <table:table-cell office:value-type="float" office:value="1">
                <text:p>1</text:p>
              </table:table-cell>
            </table:table-row>
            <table:table-row>
              <table:table-cell office:value-type="string">
                <text:p>J3</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2</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4</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3</text:p>
              </table:table-cell>
              <table:table-cell office:value-type="float" office:value="3">
                <text:p>3</text:p>
              </table:table-cell>
            </table:table-row>
            <table:table-row>
              <table:table-cell office:value-type="string">
                <text:p>CS in</text:p>
              </table:table-cell>
              <table:table-cell office:value-type="float" office:value="1">
                <text:p>1</text:p>
              </table:table-cell>
            </table:table-row>
            <table:table-row>
              <table:table-cell office:value-type="string">
                <text:p>J2</text:p>
              </table:table-cell>
              <table:table-cell office:value-type="float" office:value="5">
                <text:p>5</text:p>
              </table:table-cell>
            </table:table-row>
            <table:table-row>
              <table:table-cell office:value-type="string">
                <text:p>CS out</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4</text:p>
              </table:table-cell>
              <table:table-cell office:value-type="float" office:value="1">
                <text:p>1</text:p>
              </table:table-cell>
            </table:table-row>
            <table:table-row>
              <table:table-cell office:value-type="string">
                <text:p>CS in</text:p>
              </table:table-cell>
              <table:table-cell office:value-type="float" office:value="1">
                <text:p>1</text:p>
              </table:table-cell>
            </table:table-row>
            <table:table-row>
              <table:table-cell office:value-type="string">
                <text:p>J2</text:p>
              </table:table-cell>
              <table:table-cell office:value-type="float" office:value="9">
                <text:p>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color="#ffffff"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242cm" svg:height="5.197cm" xlink:href="." xlink:type="simple" chart:class="chart:bar" chart:style-name="ch1">
        <chart:legend chart:legend-position="end" svg:x="6.582cm" svg:y="2.299cm" style:legend-expansion="high" chart:style-name="ch2"/>
        <chart:plot-area chart:style-name="ch3" chart:data-source-has-labels="both" svg:x="0.184cm" svg:y="0.103cm" svg:width="6.214cm" svg:height="4.01cm">
          <chartooo:coordinate-region svg:x="0.805cm" svg:y="0.103cm" svg:width="4.916cm" svg:height="3.363cm"/>
          <chart:axis chart:dimension="x" chart:name="primary-x" chart:style-name="ch4" chartooo:axis-type="auto">
            <chartooo:date-scale/>
            <chart:categories table:cell-range-address="local-table.$A$2:.$A$7"/>
          </chart:axis>
          <chart:axis chart:dimension="y" chart:name="primary-y" chart:style-name="ch5">
            <chart:title svg:x="2.347cm" svg:y="4.216cm" chart:style-name="ch6">
              <text:p>Time (msec)</text:p>
            </chart:title>
            <chart:grid chart:style-name="ch7"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Waiting time</text:p>
              </table:table-cell>
            </table:table-row>
          </table:table-header-rows>
          <table:table-rows>
            <table:table-row>
              <table:table-cell office:value-type="string">
                <text:p>J0</text:p>
              </table:table-cell>
              <table:table-cell office:value-type="float" office:value="21">
                <text:p>21</text:p>
              </table:table-cell>
            </table:table-row>
            <table:table-row>
              <table:table-cell office:value-type="string">
                <text:p>J1</text:p>
              </table:table-cell>
              <table:table-cell office:value-type="float" office:value="13">
                <text:p>13</text:p>
              </table:table-cell>
            </table:table-row>
            <table:table-row>
              <table:table-cell office:value-type="string">
                <text:p>J2</text:p>
              </table:table-cell>
              <table:table-cell office:value-type="float" office:value="41">
                <text:p>41</text:p>
              </table:table-cell>
            </table:table-row>
            <table:table-row>
              <table:table-cell office:value-type="string">
                <text:p>J3</text:p>
              </table:table-cell>
              <table:table-cell office:value-type="float" office:value="33">
                <text:p>33</text:p>
              </table:table-cell>
            </table:table-row>
            <table:table-row>
              <table:table-cell office:value-type="string">
                <text:p>J4</text:p>
              </table:table-cell>
              <table:table-cell office:value-type="float" office:value="40">
                <text:p>40</text:p>
              </table:table-cell>
            </table:table-row>
            <table:table-row>
              <table:table-cell office:value-type="string">
                <text:p>SUM</text:p>
              </table:table-cell>
              <table:table-cell office:value-type="float" office:value="148">
                <text:p>14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